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2" svg:font-family="'Times New Roman'" style:font-adornments="Gras Italique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1pt" fo:language="fr" fo:country="FR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ize="20pt" fo:language="fr" fo:country="FR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language="fr" fo:country="FR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4" style:family="paragraph" style:parent-style-name="Text_20_body">
      <style:text-properties fo:font-style="italic" style:font-style-asian="italic" style:font-style-complex="italic"/>
    </style:style>
    <style:style style:name="P5" style:family="paragraph" style:parent-style-name="Standard">
      <style:paragraph-properties fo:text-align="justify" style:justify-single-word="false"/>
      <style:text-properties fo:font-size="11pt" fo:language="fr" fo:country="FR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6" style:family="paragraph" style:parent-style-name="Text_20_body">
      <style:text-properties fo:font-style="italic" style:font-style-asian="italic" style:font-style-complex="italic"/>
    </style:style>
    <style:style style:name="P7" style:family="paragraph">
      <style:paragraph-properties fo:text-align="center"/>
    </style:style>
    <style:style style:name="P8" style:family="paragraph">
      <style:text-properties fo:font-size="8pt" style:font-size-asian="8pt" style:font-size-complex="8pt"/>
    </style:style>
    <style:style style:name="P9" style:family="paragraph">
      <style:paragraph-properties fo:text-align="center"/>
      <style:text-properties fo:font-size="12pt"/>
    </style:style>
    <style:style style:name="P10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8pt" style:font-size-asian="8pt" style:font-size-complex="8pt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marker-end="Arrow_20_concave" draw:marker-end-width="0.15cm" draw:textarea-horizontal-align="center" draw:textarea-vertical-align="middle" style:run-through="foreground"/>
    </style:style>
    <style:style style:name="gr3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/>
    </style:style>
    <style:style style:name="gr4" style:family="graphic">
      <style:graphic-properties draw:stroke="none" svg:stroke-color="#000000" draw:fill="none" draw:fill-color="#ffffff" fo:min-height="0.328cm" style:run-through="foreground"/>
    </style:style>
    <style:style style:name="gr5" style:family="graphic">
      <style:graphic-properties draw:textarea-horizontal-align="center" draw:textarea-vertical-align="middle" style:run-through="foreground"/>
    </style:style>
    <style:style style:name="gr6" style:family="graphic">
      <style:graphic-properties svg:stroke-color="#000000" draw:marker-end="Arrow_20_concave" draw:marker-end-width="0.15cm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328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dash" draw:stroke-dash="Ultrafine_20_Dashed"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/>
    </style:style>
    <style:style style:name="gr11" style:family="graphic">
      <style:graphic-properties svg:stroke-color="#000000" draw:marker-start="Arrow_20_concave" draw:marker-start-width="0.15cm" draw:marker-end="Arrow_20_concave" draw:marker-end-width="0.15cm" draw:textarea-horizontal-align="center" draw:textarea-vertical-align="middle" style:run-through="foreground"/>
    </style:style>
    <style:style style:name="gr12" style:family="graphic">
      <style:graphic-properties style:run-through="foreground"/>
    </style:style>
    <style:style style:name="gr13" style:family="graphic">
      <style:graphic-properties svg:stroke-color="#000000" draw:fill="none" draw:textarea-horizontal-align="justify" draw:textarea-vertical-align="middle" draw:auto-grow-height="false" fo:min-height="0cm" fo:min-width="0cm" style:run-through="foreground"/>
    </style:style>
    <style:style style:name="gr14" style:family="graphic">
      <style:graphic-properties draw:stroke="dash" draw:stroke-dash="Ultrafine_20_Dashed" svg:stroke-color="#000000" draw:fill="none" draw:textarea-horizontal-align="justify" draw:textarea-vertical-align="middle" draw:auto-grow-height="false" fo:min-height="0cm" fo:min-width="0cm" style:run-through="foreground"/>
    </style:style>
    <style:style style:name="gr15" style:family="graphic">
      <style:graphic-properties draw:stroke="none" svg:stroke-color="#000000" draw:fill="none" draw:fill-color="#ffffff" fo:min-height="0.5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none" draw:fill-color="#ffffff" fo:min-height="0.504cm" style:run-through="foreground"/>
    </style:style>
    <style:style style:name="gr17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dash" draw:stroke-dash="Ultrafine_20_Dashed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3"/>
      <text:p text:style-name="P3">Logiciel de copiage des trame</text:p>
      <text:p text:style-name="P3">télécommande clim Mitsubishi</text:p>
      <text:p text:style-name="P2"/>
      <text:p text:style-name="P2"/>
      <text:p text:style-name="P2"/>
      <text:p text:style-name="P2"/>
      <text:p text:style-name="P2"/>
      <text:table-of-content text:style-name="Sect1" text:protected="true" text:name="Table des matières1">
        <text:table-of-content-source text:outline-level="2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</text:index-body>
      </text:table-of-content>
      <text:p text:style-name="P1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1" text:outline-level="1"><text:soft-page-break/>Principe</text:h>
      <text:p text:style-name="P1"/>
      <text:p text:style-name="P1">Les trames sont espionné à l'oscilloscope avec un récepteur (une simple photodiode).</text:p>
      <text:p text:style-name="P1"/>
      <text:p text:style-name="P1">La trame est longue, environ 115 bits. Chaque bit 0/1 est en fait codé sous la forme d'une impulsion :</text:p>
      <text:p text:style-name="P1"/>
      <text:p text:style-name="P1"><draw:line text:anchor-type="paragraph" draw:z-index="1" draw:style-name="gr6" draw:text-style-name="P7" svg:x1="6.96cm" svg:y1="1.314cm" svg:x2="9.197cm" svg:y2="1.314cm"><text:p/></draw:line><draw:line text:anchor-type="paragraph" draw:z-index="2" draw:style-name="gr6" draw:text-style-name="P7" svg:x1="6.479cm" svg:y1="0.545cm" svg:x2="7.2cm" svg:y2="0.545cm"><text:p/></draw:line><draw:frame text:anchor-type="paragraph" draw:z-index="3" draw:style-name="gr7" draw:text-style-name="P8" svg:width="1.733cm" svg:height="0.329cm" svg:x="6.142cm" svg:y="0.136cm"><draw:text-box><text:p><text:span text:style-name="T4">430µs</text:span></text:p></draw:text-box></draw:frame><draw:frame text:anchor-type="paragraph" draw:z-index="4" draw:style-name="gr7" draw:text-style-name="P8" svg:width="1.733cm" svg:height="0.329cm" svg:x="5.877cm" svg:y="1.593cm"><draw:text-box><text:p><text:span text:style-name="T4">430µs</text:span></text:p></draw:text-box></draw:frame><draw:frame text:anchor-type="paragraph" draw:z-index="5" draw:style-name="gr7" draw:text-style-name="P8" svg:width="1.733cm" svg:height="0.329cm" svg:x="8.98cm" svg:y="1.572cm"><draw:text-box><text:p><text:span text:style-name="T4">860µs</text:span></text:p></draw:text-box></draw:frame><draw:line text:anchor-type="paragraph" draw:z-index="6" draw:style-name="gr8" draw:text-style-name="P7" svg:x1="7.2cm" svg:y1="1.314cm" svg:x2="7.2cm" svg:y2="0.4cm"><text:p/></draw:line><draw:line text:anchor-type="paragraph" draw:z-index="7" draw:style-name="gr8" draw:text-style-name="P7" svg:x1="7.609cm" svg:y1="1.314cm" svg:x2="7.609cm" svg:y2="0.4cm"><text:p/></draw:line><draw:line text:anchor-type="paragraph" draw:z-index="8" draw:style-name="gr8" draw:text-style-name="P7" svg:x1="7.2cm" svg:y1="0.4cm" svg:x2="7.609cm" svg:y2="0.4cm"><text:p/></draw:line><draw:line text:anchor-type="paragraph" draw:z-index="9" draw:style-name="gr8" draw:text-style-name="P7" svg:x1="7.609cm" svg:y1="1.314cm" svg:x2="8.018cm" svg:y2="1.314cm"><text:p/></draw:line><draw:line text:anchor-type="paragraph" draw:z-index="10" draw:style-name="gr6" draw:text-style-name="P7" svg:x1="8.403cm" svg:y1="0.545cm" svg:x2="7.609cm" svg:y2="0.545cm"><text:p/></draw:line><draw:line text:anchor-type="paragraph" draw:z-index="11" draw:style-name="gr6" draw:text-style-name="P7" svg:x1="8.813cm" svg:y1="1.674cm" svg:x2="8.428cm" svg:y2="1.674cm"><text:p/></draw:line><draw:line text:anchor-type="paragraph" draw:z-index="12" draw:style-name="gr6" draw:text-style-name="P7" svg:x1="6.888cm" svg:y1="1.723cm" svg:x2="7.609cm" svg:y2="1.723cm"><text:p/></draw:line><draw:line text:anchor-type="paragraph" draw:z-index="13" draw:style-name="gr9" draw:text-style-name="P7" svg:x1="7.609cm" svg:y1="1.314cm" svg:x2="7.609cm" svg:y2="1.94cm"><text:p/></draw:line><draw:line text:anchor-type="paragraph" draw:z-index="14" draw:style-name="gr9" draw:text-style-name="P7" svg:x1="8.428cm" svg:y1="1.314cm" svg:x2="8.428cm" svg:y2="1.94cm"><text:p/></draw:line><draw:line text:anchor-type="paragraph" draw:z-index="15" draw:style-name="gr8" draw:text-style-name="P7" svg:x1="8.019cm" svg:y1="1.314cm" svg:x2="8.428cm" svg:y2="1.314cm"><text:p/></draw:line></text:p>
      <text:p text:style-name="P1"/>
      <text:p text:style-name="P1"/>
      <text:p text:style-name="P1"><draw:g text:anchor-type="paragraph" draw:z-index="0" draw:style-name="gr1"><draw:line draw:style-name="gr2" draw:text-style-name="P7" svg:x1="1.524cm" svg:y1="0.046cm" svg:x2="3.761cm" svg:y2="0.046cm"><text:p/></draw:line><draw:line draw:style-name="gr3" draw:text-style-name="P7" svg:x1="1.764cm" svg:y1="0.048cm" svg:x2="1.764cm" svg:y2="-0.866cm"><text:p/></draw:line><draw:line draw:style-name="gr3" draw:text-style-name="P7" svg:x1="2.173cm" svg:y1="0.048cm" svg:x2="2.173cm" svg:y2="-0.866cm"><text:p/></draw:line><draw:line draw:style-name="gr3" draw:text-style-name="P7" svg:x1="1.764cm" svg:y1="-0.866cm" svg:x2="2.173cm" svg:y2="-0.866cm"><text:p/></draw:line><draw:line draw:style-name="gr3" draw:text-style-name="P7" svg:x1="2.173cm" svg:y1="0.046cm" svg:x2="2.582cm" svg:y2="0.046cm"><text:p/></draw:line><draw:line draw:style-name="gr2" draw:text-style-name="P7" svg:x1="1.042cm" svg:y1="-0.723cm" svg:x2="1.763cm" svg:y2="-0.723cm"><text:p/></draw:line><draw:line draw:style-name="gr2" draw:text-style-name="P7" svg:x1="2.967cm" svg:y1="-0.723cm" svg:x2="2.173cm" svg:y2="-0.723cm"><text:p/></draw:line><draw:frame draw:style-name="gr4" draw:text-style-name="P8" svg:width="1.733cm" svg:height="0.329cm" svg:x="0.706cm" svg:y="-1.132cm"><draw:text-box><text:p><text:span text:style-name="T4">430µs</text:span></text:p></draw:text-box></draw:frame><draw:line draw:style-name="gr2" draw:text-style-name="P7" svg:x1="3.376cm" svg:y1="0.406cm" svg:x2="2.582cm" svg:y2="0.406cm"><text:p/></draw:line><draw:line draw:style-name="gr2" draw:text-style-name="P7" svg:x1="1.452cm" svg:y1="0.456cm" svg:x2="2.173cm" svg:y2="0.456cm"><text:p/></draw:line><draw:line draw:style-name="gr5" draw:text-style-name="P7" svg:x1="2.173cm" svg:y1="0.046cm" svg:x2="2.173cm" svg:y2="0.672cm"><text:p/></draw:line><draw:line draw:style-name="gr5" draw:text-style-name="P7" svg:x1="2.582cm" svg:y1="0.046cm" svg:x2="2.582cm" svg:y2="0.672cm"><text:p/></draw:line><draw:frame draw:style-name="gr4" draw:text-style-name="P8" svg:width="1.733cm" svg:height="0.329cm" svg:x="0.441cm" svg:y="0.325cm"><draw:text-box><text:p><text:span text:style-name="T4">430µs</text:span></text:p></draw:text-box></draw:frame><draw:frame draw:style-name="gr4" draw:text-style-name="P8" svg:width="1.733cm" svg:height="0.329cm" svg:x="3.544cm" svg:y="0.304cm"><draw:text-box><text:p><text:span text:style-name="T4">430µs</text:span></text:p></draw:text-box></draw:frame></draw:g></text:p>
      <text:p text:style-name="P1"/>
      <text:p text:style-name="P1"/>
      <text:p text:style-name="P1">La trame commence par un '1' long et un '0'' long :</text:p>
      <text:p text:style-name="P1"/>
      <text:p text:style-name="P1"/>
      <text:p text:style-name="P1"><draw:g text:anchor-type="paragraph" draw:z-index="16" draw:style-name="gr1"><draw:line draw:style-name="gr2" draw:text-style-name="P7" svg:x1="2.342cm" svg:y1="1.247cm" svg:x2="15.666cm" svg:y2="1.247cm"><text:p/></draw:line><draw:line draw:style-name="gr3" draw:text-style-name="P7" svg:x1="7.057cm" svg:y1="1.246cm" svg:x2="7.057cm" svg:y2="0.332cm"><text:p/></draw:line><draw:line draw:style-name="gr3" draw:text-style-name="P7" svg:x1="7.465cm" svg:y1="1.246cm" svg:x2="7.465cm" svg:y2="0.332cm"><text:p/></draw:line><draw:line draw:style-name="gr3" draw:text-style-name="P7" svg:x1="7.057cm" svg:y1="0.332cm" svg:x2="7.466cm" svg:y2="0.332cm"><text:p/></draw:line><draw:line draw:style-name="gr3" draw:text-style-name="P7" svg:x1="7.465cm" svg:y1="1.247cm" svg:x2="7.874cm" svg:y2="1.247cm"><text:p/></draw:line><draw:line draw:style-name="gr3" draw:text-style-name="P7" svg:x1="7.874cm" svg:y1="1.246cm" svg:x2="7.874cm" svg:y2="0.332cm"><text:p/></draw:line><draw:line draw:style-name="gr3" draw:text-style-name="P7" svg:x1="8.285cm" svg:y1="1.246cm" svg:x2="8.285cm" svg:y2="0.332cm"><text:p/></draw:line><draw:line draw:style-name="gr3" draw:text-style-name="P7" svg:x1="7.874cm" svg:y1="0.332cm" svg:x2="8.283cm" svg:y2="0.332cm"><text:p/></draw:line><draw:line draw:style-name="gr3" draw:text-style-name="P7" svg:x1="8.285cm" svg:y1="1.247cm" svg:x2="8.694cm" svg:y2="1.247cm"><text:p/></draw:line><draw:line draw:style-name="gr3" draw:text-style-name="P7" svg:x1="8.74cm" svg:y1="1.251cm" svg:x2="8.74cm" svg:y2="0.337cm"><text:p/></draw:line><draw:line draw:style-name="gr3" draw:text-style-name="P7" svg:x1="9.149cm" svg:y1="1.251cm" svg:x2="9.149cm" svg:y2="0.337cm"><text:p/></draw:line><draw:line draw:style-name="gr3" draw:text-style-name="P7" svg:x1="8.74cm" svg:y1="0.337cm" svg:x2="9.149cm" svg:y2="0.337cm"><text:p/></draw:line><draw:line draw:style-name="gr3" draw:text-style-name="P7" svg:x1="9.149cm" svg:y1="1.249cm" svg:x2="9.558cm" svg:y2="1.249cm"><text:p/></draw:line><draw:line draw:style-name="gr3" draw:text-style-name="P7" svg:x1="9.557cm" svg:y1="1.249cm" svg:x2="9.966cm" svg:y2="1.249cm"><text:p/></draw:line><draw:line draw:style-name="gr3" draw:text-style-name="P7" svg:x1="9.966cm" svg:y1="1.246cm" svg:x2="9.966cm" svg:y2="0.332cm"><text:p/></draw:line><draw:line draw:style-name="gr3" draw:text-style-name="P7" svg:x1="10.377cm" svg:y1="1.246cm" svg:x2="10.377cm" svg:y2="0.332cm"><text:p/></draw:line><draw:line draw:style-name="gr3" draw:text-style-name="P7" svg:x1="9.966cm" svg:y1="0.332cm" svg:x2="10.375cm" svg:y2="0.332cm"><text:p/></draw:line><draw:line draw:style-name="gr3" draw:text-style-name="P7" svg:x1="10.377cm" svg:y1="1.247cm" svg:x2="10.786cm" svg:y2="1.247cm"><text:p/></draw:line><draw:line draw:style-name="gr10" draw:text-style-name="P7" svg:x1="10.786cm" svg:y1="1.246cm" svg:x2="10.786cm" svg:y2="0.332cm"><text:p/></draw:line><draw:line draw:style-name="gr10" draw:text-style-name="P7" svg:x1="11.195cm" svg:y1="1.246cm" svg:x2="11.195cm" svg:y2="0.332cm"><text:p/></draw:line><draw:line draw:style-name="gr10" draw:text-style-name="P7" svg:x1="10.786cm" svg:y1="0.332cm" svg:x2="11.195cm" svg:y2="0.332cm"><text:p/></draw:line><draw:line draw:style-name="gr10" draw:text-style-name="P7" svg:x1="11.195cm" svg:y1="1.247cm" svg:x2="11.604cm" svg:y2="1.247cm"><text:p/></draw:line><draw:line draw:style-name="gr3" draw:text-style-name="P7" svg:x1="11.603cm" svg:y1="1.246cm" svg:x2="11.603cm" svg:y2="0.332cm"><text:p/></draw:line><draw:line draw:style-name="gr3" draw:text-style-name="P7" svg:x1="12.012cm" svg:y1="1.246cm" svg:x2="12.012cm" svg:y2="0.332cm"><text:p/></draw:line><draw:line draw:style-name="gr3" draw:text-style-name="P7" svg:x1="11.603cm" svg:y1="0.332cm" svg:x2="12.012cm" svg:y2="0.332cm"><text:p/></draw:line><draw:line draw:style-name="gr3" draw:text-style-name="P7" svg:x1="12.012cm" svg:y1="1.247cm" svg:x2="12.421cm" svg:y2="1.247cm"><text:p/></draw:line><draw:line draw:style-name="gr3" draw:text-style-name="P7" svg:x1="12.423cm" svg:y1="1.247cm" svg:x2="12.832cm" svg:y2="1.247cm"><text:p/></draw:line><draw:line draw:style-name="gr3" draw:text-style-name="P7" svg:x1="12.832cm" svg:y1="1.246cm" svg:x2="12.832cm" svg:y2="0.332cm"><text:p/></draw:line><draw:line draw:style-name="gr3" draw:text-style-name="P7" svg:x1="13.24cm" svg:y1="1.246cm" svg:x2="13.24cm" svg:y2="0.332cm"><text:p/></draw:line><draw:line draw:style-name="gr3" draw:text-style-name="P7" svg:x1="12.832cm" svg:y1="0.332cm" svg:x2="13.241cm" svg:y2="0.332cm"><text:p/></draw:line><draw:line draw:style-name="gr3" draw:text-style-name="P7" svg:x1="13.24cm" svg:y1="1.247cm" svg:x2="13.649cm" svg:y2="1.247cm"><text:p/></draw:line><draw:line draw:style-name="gr3" draw:text-style-name="P7" svg:x1="5.082cm" svg:y1="1.247cm" svg:x2="5.803cm" svg:y2="1.247cm"><text:p/></draw:line><draw:line draw:style-name="gr3" draw:text-style-name="P7" svg:x1="2.582cm" svg:y1="1.246cm" svg:x2="2.582cm" svg:y2="0.332cm"><text:p/></draw:line><draw:line draw:style-name="gr3" draw:text-style-name="P7" svg:x1="5.082cm" svg:y1="1.246cm" svg:x2="5.082cm" svg:y2="0.332cm"><text:p/></draw:line><draw:line draw:style-name="gr3" draw:text-style-name="P7" svg:x1="2.582cm" svg:y1="0.332cm" svg:x2="3.52cm" svg:y2="0.332cm"><text:p/></draw:line><draw:line draw:style-name="gr5" draw:text-style-name="P7" svg:x1="2.582cm" svg:y1="1.247cm" svg:x2="2.582cm" svg:y2="1.873cm"><text:p/></draw:line><draw:line draw:style-name="gr5" draw:text-style-name="P7" svg:x1="5.082cm" svg:y1="1.247cm" svg:x2="5.082cm" svg:y2="1.873cm"><text:p/></draw:line><draw:line draw:style-name="gr5" draw:text-style-name="P7" svg:x1="7.057cm" svg:y1="1.247cm" svg:x2="7.057cm" svg:y2="1.873cm"><text:p/></draw:line><draw:line draw:style-name="gr5" draw:text-style-name="P7" svg:x1="7.465cm" svg:y1="1.247cm" svg:x2="7.465cm" svg:y2="1.873cm"><text:p/></draw:line><draw:frame draw:style-name="gr4" draw:text-style-name="P8" svg:width="1.733cm" svg:height="0.329cm" svg:x="5.492cm" svg:y="1.456cm"><draw:text-box><text:p><text:span text:style-name="T4">1,72ms</text:span></text:p></draw:text-box></draw:frame><draw:line draw:style-name="gr11" draw:text-style-name="P7" svg:x1="5.082cm" svg:y1="1.873cm" svg:x2="7.056cm" svg:y2="1.873cm"><text:p/></draw:line><draw:line draw:style-name="gr11" draw:text-style-name="P7" svg:x1="2.582cm" svg:y1="1.873cm" svg:x2="5.083cm" svg:y2="1.873cm"><text:p/></draw:line><draw:frame draw:style-name="gr4" draw:text-style-name="P8" svg:width="1.733cm" svg:height="0.329cm" svg:x="3.231cm" svg:y="1.408cm"><draw:text-box><text:p><text:span text:style-name="T4">3,4ms</text:span></text:p></draw:text-box></draw:frame><draw:frame draw:style-name="gr4" draw:text-style-name="P8" svg:width="1.733cm" svg:height="0.329cm" svg:x="3.014cm" svg:y="2.177cm"><draw:text-box><text:p><text:span text:style-name="T4">8*T</text:span></text:p></draw:text-box></draw:frame><draw:frame draw:style-name="gr4" draw:text-style-name="P8" svg:width="1.733cm" svg:height="0.329cm" svg:x="5.515cm" svg:y="2.177cm"><draw:text-box><text:p><text:span text:style-name="T4">4*T</text:span></text:p></draw:text-box></draw:frame><draw:frame draw:style-name="gr4" draw:text-style-name="P8" svg:width="1.733cm" svg:height="0.329cm" svg:x="7.777cm" svg:y="2.071cm"><draw:text-box><text:p><text:span text:style-name="T4">T</text:span></text:p></draw:text-box></draw:frame><draw:line draw:style-name="gr2" draw:text-style-name="P7" svg:x1="8.259cm" svg:y1="1.873cm" svg:x2="7.465cm" svg:y2="1.873cm"><text:p/></draw:line><draw:line draw:style-name="gr3" draw:text-style-name="P7" svg:x1="4.145cm" svg:y1="0.332cm" svg:x2="5.083cm" svg:y2="0.332cm"><text:p/></draw:line><draw:line draw:style-name="gr10" draw:text-style-name="P7" svg:x1="3.519cm" svg:y1="0.332cm" svg:x2="4.143cm" svg:y2="0.332cm"><text:p/></draw:line><draw:line draw:style-name="gr3" draw:text-style-name="P7" svg:x1="6.335cm" svg:y1="1.247cm" svg:x2="7.056cm" svg:y2="1.247cm"><text:p/></draw:line><draw:line draw:style-name="gr10" draw:text-style-name="P7" svg:x1="5.711cm" svg:y1="1.247cm" svg:x2="6.335cm" svg:y2="1.247cm"><text:p/></draw:line></draw:g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T correspond au timing le plus court, T # 430µs</text:p>
      <text:p text:style-name="P1"/>
      <text:p text:style-name="P1">l'idée est de lancer un timer de périodicité 430µs , de programmer la pin d'entrée du train d'impulsions en IT front montant et descendant, de venir mettre à 0 le timer lors de ces IT.</text:p>
      <text:p text:style-name="P1">Ensuite, en plein milieu du comptage, on programme une seconde IT (avec un CCR = ARR/2) qui permet de donner un ordre d'échantillonnage au bon moment.</text:p>
      <text:p text:style-name="P1"/>
      <text:p text:style-name="P1">Ensuite, il faut détecter les 8 premiers '1' et 4 '0' qui suivent pour démarrer le sampling.</text:p>
      <text:p text:style-name="P1">Comme on a 115 bits à analyser, on peut compter le nombre de fronts montants pour stopper l'acquisition.</text:p>
      <text:p text:style-name="P1"/>
      <text:p text:style-name="P1"><draw:line text:anchor-type="paragraph" draw:z-index="19" draw:style-name="gr6" draw:text-style-name="P7" svg:x1="2.03cm" svg:y1="3.337cm" svg:x2="15.354cm" svg:y2="3.337cm"><text:p/></draw:line><draw:line text:anchor-type="paragraph" draw:z-index="17" draw:style-name="gr9" draw:text-style-name="P7" svg:x1="2.607cm" svg:y1="1.245cm" svg:x2="2.607cm" svg:y2="3.306cm"><text:p/></draw:line><draw:g text:anchor-type="paragraph" draw:z-index="18" draw:style-name="gr1"><draw:g draw:style-name="gr12"><draw:custom-shape draw:style-name="gr13" svg:width="0.426cm" svg:height="0.759cm" svg:x="7.078cm" svg:y="2.579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draw:custom-shape draw:style-name="gr13" svg:width="0.426cm" svg:height="0.759cm" svg:x="7.481cm" svg:y="2.579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draw:custom-shape draw:style-name="gr13" svg:width="0.424cm" svg:height="0.759cm" svg:x="7.911cm" svg:y="2.579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draw:custom-shape draw:style-name="gr13" svg:width="0.424cm" svg:height="0.759cm" svg:x="8.313cm" svg:y="2.579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/draw:g><draw:g draw:style-name="gr12"><draw:custom-shape draw:style-name="gr13" svg:width="0.426cm" svg:height="0.759cm" svg:x="8.731cm" svg:y="2.579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draw:custom-shape draw:style-name="gr13" svg:width="0.426cm" svg:height="0.759cm" svg:x="9.133cm" svg:y="2.579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draw:custom-shape draw:style-name="gr13" svg:width="0.426cm" svg:height="0.759cm" svg:x="9.559cm" svg:y="2.579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draw:custom-shape draw:style-name="gr13" svg:width="0.426cm" svg:height="0.759cm" svg:x="9.961cm" svg:y="2.579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/draw:g><draw:custom-shape draw:style-name="gr13" svg:width="0.424cm" svg:height="0.759cm" svg:x="10.391cm" svg:y="2.579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draw:custom-shape draw:style-name="gr14" svg:width="0.426cm" svg:height="0.759cm" svg:x="10.788cm" svg:y="2.579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draw:custom-shape draw:style-name="gr13" svg:width="0.426cm" svg:height="0.759cm" svg:x="11.211cm" svg:y="2.579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draw:custom-shape draw:style-name="gr13" svg:width="0.426cm" svg:height="0.759cm" svg:x="11.613cm" svg:y="2.579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draw:g draw:style-name="gr12"><draw:custom-shape draw:style-name="gr13" svg:width="0.424cm" svg:height="0.759cm" svg:x="12.044cm" svg:y="2.579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draw:custom-shape draw:style-name="gr13" svg:width="0.424cm" svg:height="0.759cm" svg:x="12.446cm" svg:y="2.579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draw:custom-shape draw:style-name="gr13" svg:width="0.426cm" svg:height="0.759cm" svg:x="12.865cm" svg:y="2.579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draw:custom-shape draw:style-name="gr13" svg:width="0.426cm" svg:height="0.759cm" svg:x="13.266cm" svg:y="2.579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/draw:g><draw:custom-shape draw:style-name="gr13" svg:width="0.417cm" svg:height="0.759cm" svg:x="5.468cm" svg:y="2.579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draw:custom-shape draw:style-name="gr14" svg:width="0.417cm" svg:height="0.759cm" svg:x="5.861cm" svg:y="2.579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draw:custom-shape draw:style-name="gr14" svg:width="0.414cm" svg:height="0.759cm" svg:x="6.277cm" svg:y="2.579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draw:custom-shape draw:style-name="gr13" svg:width="0.415cm" svg:height="0.759cm" svg:x="6.665cm" svg:y="2.579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draw:custom-shape draw:style-name="gr14" svg:width="0.415cm" svg:height="0.759cm" svg:x="3.848cm" svg:y="2.579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draw:custom-shape draw:style-name="gr13" svg:width="0.415cm" svg:height="0.759cm" svg:x="4.243cm" svg:y="2.579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draw:custom-shape draw:style-name="gr13" svg:width="0.415cm" svg:height="0.759cm" svg:x="4.657cm" svg:y="2.579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draw:custom-shape draw:style-name="gr13" svg:width="0.414cm" svg:height="0.759cm" svg:x="5.055cm" svg:y="2.579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draw:custom-shape draw:style-name="gr13" svg:width="0.415cm" svg:height="0.759cm" svg:x="2.626cm" svg:y="2.579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draw:custom-shape draw:style-name="gr13" svg:width="0.415cm" svg:height="0.759cm" svg:x="3.041cm" svg:y="2.579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draw:custom-shape draw:style-name="gr14" svg:width="0.415cm" svg:height="0.759cm" svg:x="3.434cm" svg:y="2.579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/draw:g><draw:g text:anchor-type="paragraph" draw:z-index="21" draw:style-name="gr1"><draw:line draw:style-name="gr2" draw:text-style-name="P7" svg:x1="2.342cm" svg:y1="1.247cm" svg:x2="15.666cm" svg:y2="1.247cm"><text:p/></draw:line><draw:line draw:style-name="gr3" draw:text-style-name="P7" svg:x1="7.057cm" svg:y1="1.246cm" svg:x2="7.057cm" svg:y2="0.332cm"><text:p/></draw:line><draw:line draw:style-name="gr3" draw:text-style-name="P7" svg:x1="7.467cm" svg:y1="1.246cm" svg:x2="7.467cm" svg:y2="0.332cm"><text:p/></draw:line><draw:line draw:style-name="gr3" draw:text-style-name="P7" svg:x1="7.057cm" svg:y1="0.332cm" svg:x2="7.466cm" svg:y2="0.332cm"><text:p/></draw:line><draw:line draw:style-name="gr3" draw:text-style-name="P7" svg:x1="7.467cm" svg:y1="1.247cm" svg:x2="7.876cm" svg:y2="1.247cm"><text:p/></draw:line><draw:line draw:style-name="gr3" draw:text-style-name="P7" svg:x1="7.876cm" svg:y1="1.246cm" svg:x2="7.876cm" svg:y2="0.332cm"><text:p/></draw:line><draw:line draw:style-name="gr3" draw:text-style-name="P7" svg:x1="8.285cm" svg:y1="1.246cm" svg:x2="8.285cm" svg:y2="0.332cm"><text:p/></draw:line><draw:line draw:style-name="gr3" draw:text-style-name="P7" svg:x1="7.876cm" svg:y1="0.332cm" svg:x2="8.285cm" svg:y2="0.332cm"><text:p/></draw:line><draw:line draw:style-name="gr3" draw:text-style-name="P7" svg:x1="8.285cm" svg:y1="1.247cm" svg:x2="8.694cm" svg:y2="1.247cm"><text:p/></draw:line><draw:line draw:style-name="gr3" draw:text-style-name="P7" svg:x1="8.74cm" svg:y1="1.251cm" svg:x2="8.74cm" svg:y2="0.337cm"><text:p/></draw:line><draw:line draw:style-name="gr3" draw:text-style-name="P7" svg:x1="9.149cm" svg:y1="1.251cm" svg:x2="9.149cm" svg:y2="0.337cm"><text:p/></draw:line><draw:line draw:style-name="gr3" draw:text-style-name="P7" svg:x1="8.74cm" svg:y1="0.337cm" svg:x2="9.149cm" svg:y2="0.337cm"><text:p/></draw:line><draw:line draw:style-name="gr3" draw:text-style-name="P7" svg:x1="9.149cm" svg:y1="1.249cm" svg:x2="9.558cm" svg:y2="1.249cm"><text:p/></draw:line><draw:line draw:style-name="gr3" draw:text-style-name="P7" svg:x1="9.557cm" svg:y1="1.249cm" svg:x2="9.966cm" svg:y2="1.249cm"><text:p/></draw:line><draw:line draw:style-name="gr3" draw:text-style-name="P7" svg:x1="9.968cm" svg:y1="1.246cm" svg:x2="9.968cm" svg:y2="0.332cm"><text:p/></draw:line><draw:line draw:style-name="gr3" draw:text-style-name="P7" svg:x1="10.377cm" svg:y1="1.246cm" svg:x2="10.377cm" svg:y2="0.332cm"><text:p/></draw:line><draw:line draw:style-name="gr3" draw:text-style-name="P7" svg:x1="9.968cm" svg:y1="0.332cm" svg:x2="10.377cm" svg:y2="0.332cm"><text:p/></draw:line><draw:line draw:style-name="gr3" draw:text-style-name="P7" svg:x1="10.377cm" svg:y1="1.247cm" svg:x2="10.786cm" svg:y2="1.247cm"><text:p/></draw:line><draw:line draw:style-name="gr10" draw:text-style-name="P7" svg:x1="10.786cm" svg:y1="1.246cm" svg:x2="10.786cm" svg:y2="0.332cm"><text:p/></draw:line><draw:line draw:style-name="gr10" draw:text-style-name="P7" svg:x1="11.195cm" svg:y1="1.246cm" svg:x2="11.195cm" svg:y2="0.332cm"><text:p/></draw:line><draw:line draw:style-name="gr10" draw:text-style-name="P7" svg:x1="10.786cm" svg:y1="0.332cm" svg:x2="11.195cm" svg:y2="0.332cm"><text:p/></draw:line><draw:line draw:style-name="gr10" draw:text-style-name="P7" svg:x1="11.195cm" svg:y1="1.247cm" svg:x2="11.604cm" svg:y2="1.247cm"><text:p/></draw:line><draw:line draw:style-name="gr3" draw:text-style-name="P7" svg:x1="11.605cm" svg:y1="1.246cm" svg:x2="11.605cm" svg:y2="0.332cm"><text:p/></draw:line><draw:line draw:style-name="gr3" draw:text-style-name="P7" svg:x1="12.014cm" svg:y1="1.246cm" svg:x2="12.014cm" svg:y2="0.332cm"><text:p/></draw:line><draw:line draw:style-name="gr3" draw:text-style-name="P7" svg:x1="11.605cm" svg:y1="0.332cm" svg:x2="12.014cm" svg:y2="0.332cm"><text:p/></draw:line><draw:line draw:style-name="gr3" draw:text-style-name="P7" svg:x1="12.014cm" svg:y1="1.247cm" svg:x2="12.423cm" svg:y2="1.247cm"><text:p/></draw:line><draw:line draw:style-name="gr3" draw:text-style-name="P7" svg:x1="12.423cm" svg:y1="1.247cm" svg:x2="12.832cm" svg:y2="1.247cm"><text:p/></draw:line><draw:line draw:style-name="gr3" draw:text-style-name="P7" svg:x1="12.832cm" svg:y1="1.246cm" svg:x2="12.832cm" svg:y2="0.332cm"><text:p/></draw:line><draw:line draw:style-name="gr3" draw:text-style-name="P7" svg:x1="13.24cm" svg:y1="1.246cm" svg:x2="13.24cm" svg:y2="0.332cm"><text:p/></draw:line><draw:line draw:style-name="gr3" draw:text-style-name="P7" svg:x1="12.832cm" svg:y1="0.332cm" svg:x2="13.241cm" svg:y2="0.332cm"><text:p/></draw:line><draw:line draw:style-name="gr3" draw:text-style-name="P7" svg:x1="13.24cm" svg:y1="1.247cm" svg:x2="13.649cm" svg:y2="1.247cm"><text:p/></draw:line><draw:line draw:style-name="gr3" draw:text-style-name="P7" svg:x1="5.082cm" svg:y1="1.247cm" svg:x2="5.803cm" svg:y2="1.247cm"><text:p/></draw:line><draw:line draw:style-name="gr3" draw:text-style-name="P7" svg:x1="2.582cm" svg:y1="1.246cm" svg:x2="2.582cm" svg:y2="0.332cm"><text:p/></draw:line><draw:line draw:style-name="gr3" draw:text-style-name="P7" svg:x1="5.082cm" svg:y1="1.246cm" svg:x2="5.082cm" svg:y2="0.332cm"><text:p/></draw:line><draw:line draw:style-name="gr3" draw:text-style-name="P7" svg:x1="2.582cm" svg:y1="0.332cm" svg:x2="3.52cm" svg:y2="0.332cm"><text:p/></draw:line><draw:line draw:style-name="gr5" draw:text-style-name="P7" svg:x1="5.082cm" svg:y1="1.247cm" svg:x2="5.082cm" svg:y2="1.873cm"><text:p/></draw:line><draw:line draw:style-name="gr5" draw:text-style-name="P7" svg:x1="7.057cm" svg:y1="1.247cm" svg:x2="7.057cm" svg:y2="1.873cm"><text:p/></draw:line><draw:line draw:style-name="gr5" draw:text-style-name="P7" svg:x1="7.467cm" svg:y1="1.247cm" svg:x2="7.467cm" svg:y2="1.873cm"><text:p/></draw:line><draw:frame draw:style-name="gr4" draw:text-style-name="P8" svg:width="1.733cm" svg:height="0.329cm" svg:x="5.493cm" svg:y="1.456cm"><draw:text-box><text:p><text:span text:style-name="T4">1,72ms</text:span></text:p></draw:text-box></draw:frame><draw:line draw:style-name="gr11" draw:text-style-name="P7" svg:x1="5.082cm" svg:y1="1.873cm" svg:x2="7.056cm" svg:y2="1.873cm"><text:p/></draw:line><draw:line draw:style-name="gr11" draw:text-style-name="P7" svg:x1="2.582cm" svg:y1="1.873cm" svg:x2="5.083cm" svg:y2="1.873cm"><text:p/></draw:line><draw:frame draw:style-name="gr4" draw:text-style-name="P8" svg:width="1.733cm" svg:height="0.329cm" svg:x="3.231cm" svg:y="1.408cm"><draw:text-box><text:p><text:span text:style-name="T4">3,4ms</text:span></text:p></draw:text-box></draw:frame><draw:frame draw:style-name="gr4" draw:text-style-name="P8" svg:width="1.733cm" svg:height="0.329cm" svg:x="3.014cm" svg:y="2.177cm"><draw:text-box><text:p><text:span text:style-name="T4">8*T</text:span></text:p></draw:text-box></draw:frame><draw:frame draw:style-name="gr4" draw:text-style-name="P8" svg:width="1.733cm" svg:height="0.329cm" svg:x="5.516cm" svg:y="2.177cm"><draw:text-box><text:p><text:span text:style-name="T4">4*T</text:span></text:p></draw:text-box></draw:frame><draw:frame draw:style-name="gr4" draw:text-style-name="P8" svg:width="1.733cm" svg:height="0.329cm" svg:x="7.777cm" svg:y="2.071cm"><draw:text-box><text:p><text:span text:style-name="T4">T</text:span></text:p></draw:text-box></draw:frame><draw:line draw:style-name="gr2" draw:text-style-name="P7" svg:x1="8.261cm" svg:y1="1.873cm" svg:x2="7.467cm" svg:y2="1.873cm"><text:p/></draw:line><draw:line draw:style-name="gr3" draw:text-style-name="P7" svg:x1="4.145cm" svg:y1="0.332cm" svg:x2="5.083cm" svg:y2="0.332cm"><text:p/></draw:line><draw:line draw:style-name="gr10" draw:text-style-name="P7" svg:x1="3.521cm" svg:y1="0.332cm" svg:x2="4.145cm" svg:y2="0.332cm"><text:p/></draw:line><draw:line draw:style-name="gr3" draw:text-style-name="P7" svg:x1="6.336cm" svg:y1="1.247cm" svg:x2="7.057cm" svg:y2="1.247cm"><text:p/></draw:line><draw:line draw:style-name="gr10" draw:text-style-name="P7" svg:x1="5.711cm" svg:y1="1.247cm" svg:x2="6.335cm" svg:y2="1.247cm"><text:p/></draw:line><draw:frame draw:style-name="gr16" svg:width="1.276cm" svg:height="0.505cm" svg:x="1.307cm" svg:y="0.332cm"><draw:text-box><text:p>Input</text:p></draw:text-box></draw:frame></draw:g><draw:frame text:anchor-type="paragraph" draw:z-index="26" draw:style-name="gr18" svg:width="3.103cm" svg:height="0.976cm" svg:x="10.52cm" svg:y="1.623cm"><draw:text-box><text:p>Instants d'échantillonnage</text:p></draw:text-box></draw:frame><draw:line text:anchor-type="paragraph" draw:z-index="25" draw:style-name="gr17" draw:text-style-name="P9" svg:x1="10.183cm" svg:y1="2.922cm" svg:x2="10.183cm" svg:y2="0.191cm"><text:p/></draw:line><draw:line text:anchor-type="paragraph" draw:z-index="24" draw:style-name="gr17" draw:text-style-name="P9" svg:x1="9.726cm" svg:y1="2.994cm" svg:x2="9.726cm" svg:y2="0.263cm"><text:p/></draw:line><draw:line text:anchor-type="paragraph" draw:z-index="23" draw:style-name="gr17" draw:text-style-name="P9" svg:x1="9.342cm" svg:y1="2.944cm" svg:x2="9.342cm" svg:y2="0.213cm"><text:p/></draw:line><draw:line text:anchor-type="paragraph" draw:z-index="22" draw:style-name="gr17" draw:text-style-name="P9" svg:x1="8.932cm" svg:y1="3.066cm" svg:x2="8.932cm" svg:y2="0.335cm"><text:p/></draw:line><draw:frame text:anchor-type="paragraph" draw:z-index="20" draw:style-name="gr15" svg:width="1.276cm" svg:height="0.505cm" svg:x="1.475cm" svg:y="2.579cm"><draw:text-box><text:p>CNT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Donnée récupérée </text:p>
      <text:p text:style-name="P1">La longueur de trame peut varier en longueur. Le maximum correspond à une suite de 115 bits à 0, soit 3 échantillons / bit ce qui donne 115*3 = 345bits. Il faut ajouter les 12 échantillons de frame start ce qui donne 357 échantillons.</text:p>
      <text:p text:style-name="P1">Pour cela nous utilisons des mots de 32 bits, ce qui donne 11,1 mots soit <text:span text:style-name="T3">12 mots de 32bits</text:span>.</text:p>
      <text:p text:style-name="P1"/>
      <text:p text:style-name="P1"><text:soft-page-break/>Ainsi nous allons utiliser une tables de 12 éléments, Echant[12] que l'on va exploiter de la sorte :</text:p>
      <text:p text:style-name="P1"/>
      <text:p text:style-name="P1"/>
      <text:p text:style-name="P1"><draw:g text:anchor-type="paragraph" draw:z-index="27" draw:style-name="gr1"><draw:line draw:style-name="gr2" draw:text-style-name="P7" svg:x1="2.342cm" svg:y1="1.247cm" svg:x2="15.666cm" svg:y2="1.247cm"><text:p/></draw:line><draw:line draw:style-name="gr3" draw:text-style-name="P7" svg:x1="7.057cm" svg:y1="1.246cm" svg:x2="7.057cm" svg:y2="0.332cm"><text:p/></draw:line><draw:line draw:style-name="gr3" draw:text-style-name="P7" svg:x1="7.467cm" svg:y1="1.246cm" svg:x2="7.467cm" svg:y2="0.332cm"><text:p/></draw:line><draw:line draw:style-name="gr3" draw:text-style-name="P7" svg:x1="7.057cm" svg:y1="0.332cm" svg:x2="7.466cm" svg:y2="0.332cm"><text:p/></draw:line><draw:line draw:style-name="gr3" draw:text-style-name="P7" svg:x1="7.467cm" svg:y1="1.247cm" svg:x2="7.876cm" svg:y2="1.247cm"><text:p/></draw:line><draw:line draw:style-name="gr3" draw:text-style-name="P7" svg:x1="7.876cm" svg:y1="1.246cm" svg:x2="7.876cm" svg:y2="0.332cm"><text:p/></draw:line><draw:line draw:style-name="gr3" draw:text-style-name="P7" svg:x1="8.285cm" svg:y1="1.246cm" svg:x2="8.285cm" svg:y2="0.332cm"><text:p/></draw:line><draw:line draw:style-name="gr3" draw:text-style-name="P7" svg:x1="7.876cm" svg:y1="0.332cm" svg:x2="8.285cm" svg:y2="0.332cm"><text:p/></draw:line><draw:line draw:style-name="gr3" draw:text-style-name="P7" svg:x1="8.285cm" svg:y1="1.247cm" svg:x2="8.694cm" svg:y2="1.247cm"><text:p/></draw:line><draw:line draw:style-name="gr3" draw:text-style-name="P7" svg:x1="8.74cm" svg:y1="1.251cm" svg:x2="8.74cm" svg:y2="0.337cm"><text:p/></draw:line><draw:line draw:style-name="gr3" draw:text-style-name="P7" svg:x1="9.149cm" svg:y1="1.251cm" svg:x2="9.149cm" svg:y2="0.337cm"><text:p/></draw:line><draw:line draw:style-name="gr3" draw:text-style-name="P7" svg:x1="8.74cm" svg:y1="0.337cm" svg:x2="9.149cm" svg:y2="0.337cm"><text:p/></draw:line><draw:line draw:style-name="gr3" draw:text-style-name="P7" svg:x1="9.149cm" svg:y1="1.249cm" svg:x2="9.558cm" svg:y2="1.249cm"><text:p/></draw:line><draw:line draw:style-name="gr3" draw:text-style-name="P7" svg:x1="9.557cm" svg:y1="1.249cm" svg:x2="9.966cm" svg:y2="1.249cm"><text:p/></draw:line><draw:line draw:style-name="gr3" draw:text-style-name="P7" svg:x1="9.968cm" svg:y1="1.246cm" svg:x2="9.968cm" svg:y2="0.332cm"><text:p/></draw:line><draw:line draw:style-name="gr3" draw:text-style-name="P7" svg:x1="10.377cm" svg:y1="1.246cm" svg:x2="10.377cm" svg:y2="0.332cm"><text:p/></draw:line><draw:line draw:style-name="gr3" draw:text-style-name="P7" svg:x1="9.968cm" svg:y1="0.332cm" svg:x2="10.377cm" svg:y2="0.332cm"><text:p/></draw:line><draw:line draw:style-name="gr3" draw:text-style-name="P7" svg:x1="10.377cm" svg:y1="1.247cm" svg:x2="10.786cm" svg:y2="1.247cm"><text:p/></draw:line><draw:line draw:style-name="gr10" draw:text-style-name="P7" svg:x1="10.786cm" svg:y1="1.246cm" svg:x2="10.786cm" svg:y2="0.332cm"><text:p/></draw:line><draw:line draw:style-name="gr10" draw:text-style-name="P7" svg:x1="11.195cm" svg:y1="1.246cm" svg:x2="11.195cm" svg:y2="0.332cm"><text:p/></draw:line><draw:line draw:style-name="gr10" draw:text-style-name="P7" svg:x1="10.786cm" svg:y1="0.332cm" svg:x2="11.195cm" svg:y2="0.332cm"><text:p/></draw:line><draw:line draw:style-name="gr10" draw:text-style-name="P7" svg:x1="11.195cm" svg:y1="1.247cm" svg:x2="11.604cm" svg:y2="1.247cm"><text:p/></draw:line><draw:line draw:style-name="gr3" draw:text-style-name="P7" svg:x1="11.605cm" svg:y1="1.246cm" svg:x2="11.605cm" svg:y2="0.332cm"><text:p/></draw:line><draw:line draw:style-name="gr3" draw:text-style-name="P7" svg:x1="12.014cm" svg:y1="1.246cm" svg:x2="12.014cm" svg:y2="0.332cm"><text:p/></draw:line><draw:line draw:style-name="gr3" draw:text-style-name="P7" svg:x1="11.605cm" svg:y1="0.332cm" svg:x2="12.014cm" svg:y2="0.332cm"><text:p/></draw:line><draw:line draw:style-name="gr3" draw:text-style-name="P7" svg:x1="12.014cm" svg:y1="1.247cm" svg:x2="12.423cm" svg:y2="1.247cm"><text:p/></draw:line><draw:line draw:style-name="gr3" draw:text-style-name="P7" svg:x1="12.423cm" svg:y1="1.247cm" svg:x2="12.832cm" svg:y2="1.247cm"><text:p/></draw:line><draw:line draw:style-name="gr3" draw:text-style-name="P7" svg:x1="12.832cm" svg:y1="1.246cm" svg:x2="12.832cm" svg:y2="0.332cm"><text:p/></draw:line><draw:line draw:style-name="gr3" draw:text-style-name="P7" svg:x1="13.24cm" svg:y1="1.246cm" svg:x2="13.24cm" svg:y2="0.332cm"><text:p/></draw:line><draw:line draw:style-name="gr3" draw:text-style-name="P7" svg:x1="12.832cm" svg:y1="0.332cm" svg:x2="13.241cm" svg:y2="0.332cm"><text:p/></draw:line><draw:line draw:style-name="gr3" draw:text-style-name="P7" svg:x1="13.24cm" svg:y1="1.247cm" svg:x2="13.649cm" svg:y2="1.247cm"><text:p/></draw:line><draw:line draw:style-name="gr3" draw:text-style-name="P7" svg:x1="5.082cm" svg:y1="1.247cm" svg:x2="5.803cm" svg:y2="1.247cm"><text:p/></draw:line><draw:line draw:style-name="gr3" draw:text-style-name="P7" svg:x1="2.582cm" svg:y1="1.246cm" svg:x2="2.582cm" svg:y2="0.332cm"><text:p/></draw:line><draw:line draw:style-name="gr3" draw:text-style-name="P7" svg:x1="5.082cm" svg:y1="1.246cm" svg:x2="5.082cm" svg:y2="0.332cm"><text:p/></draw:line><draw:line draw:style-name="gr3" draw:text-style-name="P7" svg:x1="2.582cm" svg:y1="0.332cm" svg:x2="3.52cm" svg:y2="0.332cm"><text:p/></draw:line><draw:line draw:style-name="gr5" draw:text-style-name="P7" svg:x1="5.082cm" svg:y1="1.247cm" svg:x2="5.082cm" svg:y2="1.873cm"><text:p/></draw:line><draw:line draw:style-name="gr5" draw:text-style-name="P7" svg:x1="7.057cm" svg:y1="1.247cm" svg:x2="7.057cm" svg:y2="1.873cm"><text:p/></draw:line><draw:line draw:style-name="gr5" draw:text-style-name="P7" svg:x1="7.467cm" svg:y1="1.247cm" svg:x2="7.467cm" svg:y2="1.873cm"><text:p/></draw:line><draw:frame draw:style-name="gr4" draw:text-style-name="P8" svg:width="1.733cm" svg:height="0.329cm" svg:x="5.493cm" svg:y="1.456cm"><draw:text-box><text:p><text:span text:style-name="T4">1,72ms</text:span></text:p></draw:text-box></draw:frame><draw:line draw:style-name="gr11" draw:text-style-name="P7" svg:x1="5.082cm" svg:y1="1.873cm" svg:x2="7.056cm" svg:y2="1.873cm"><text:p/></draw:line><draw:line draw:style-name="gr11" draw:text-style-name="P7" svg:x1="2.582cm" svg:y1="1.873cm" svg:x2="5.083cm" svg:y2="1.873cm"><text:p/></draw:line><draw:frame draw:style-name="gr4" draw:text-style-name="P8" svg:width="1.733cm" svg:height="0.329cm" svg:x="3.231cm" svg:y="1.408cm"><draw:text-box><text:p><text:span text:style-name="T4">3,4ms</text:span></text:p></draw:text-box></draw:frame><draw:frame draw:style-name="gr4" draw:text-style-name="P8" svg:width="1.733cm" svg:height="0.329cm" svg:x="3.014cm" svg:y="2.177cm"><draw:text-box><text:p><text:span text:style-name="T4">8*T</text:span></text:p></draw:text-box></draw:frame><draw:frame draw:style-name="gr4" draw:text-style-name="P8" svg:width="1.733cm" svg:height="0.329cm" svg:x="5.516cm" svg:y="2.177cm"><draw:text-box><text:p><text:span text:style-name="T4">4*T</text:span></text:p></draw:text-box></draw:frame><draw:frame draw:style-name="gr4" draw:text-style-name="P8" svg:width="1.733cm" svg:height="0.329cm" svg:x="7.777cm" svg:y="2.071cm"><draw:text-box><text:p><text:span text:style-name="T4">T</text:span></text:p></draw:text-box></draw:frame><draw:line draw:style-name="gr2" draw:text-style-name="P7" svg:x1="8.261cm" svg:y1="1.873cm" svg:x2="7.467cm" svg:y2="1.873cm"><text:p/></draw:line><draw:line draw:style-name="gr3" draw:text-style-name="P7" svg:x1="4.145cm" svg:y1="0.332cm" svg:x2="5.083cm" svg:y2="0.332cm"><text:p/></draw:line><draw:line draw:style-name="gr10" draw:text-style-name="P7" svg:x1="3.521cm" svg:y1="0.332cm" svg:x2="4.145cm" svg:y2="0.332cm"><text:p/></draw:line><draw:line draw:style-name="gr3" draw:text-style-name="P7" svg:x1="6.336cm" svg:y1="1.247cm" svg:x2="7.057cm" svg:y2="1.247cm"><text:p/></draw:line><draw:line draw:style-name="gr10" draw:text-style-name="P7" svg:x1="5.711cm" svg:y1="1.247cm" svg:x2="6.335cm" svg:y2="1.247cm"><text:p/></draw:line><draw:frame draw:style-name="gr16" svg:width="1.276cm" svg:height="0.505cm" svg:x="1.307cm" svg:y="0.332cm"><draw:text-box><text:p>Input</text:p></draw:text-box></draw:frame></draw:g></text:p>
      <text:p text:style-name="P1"/>
      <text:p text:style-name="P1"><draw:line text:anchor-type="paragraph" draw:z-index="28" draw:style-name="gr17" draw:text-style-name="P7" svg:x1="2.582cm" svg:y1="0.353cm" svg:x2="2.582cm" svg:y2="2.429cm"><text:p/></draw:line></text:p>
      <text:p text:style-name="P1"/>
      <text:p text:style-name="P1"/>
      <text:p text:style-name="P1"/>
      <text:p text:style-name="P1"><draw:rect text:anchor-type="paragraph" draw:z-index="29" draw:style-name="gr19" draw:text-style-name="P7" svg:width="5.652cm" svg:height="0.627cm" svg:x="2.582cm" svg:y="0.09cm"><text:p/></draw:rect><draw:frame text:anchor-type="paragraph" draw:z-index="30" draw:style-name="gr18" draw:text-style-name="P10" svg:width="2.167cm" svg:height="0.976cm" svg:x="4.314cm" svg:y="0.243cm"><draw:text-box><text:p><text:span text:style-name="T1">Echant[0]</text:span></text:p></draw:text-box></draw:frame><draw:rect text:anchor-type="paragraph" draw:z-index="31" draw:style-name="gr20" draw:text-style-name="P7" svg:width="3.899cm" svg:height="0.627cm" svg:x="8.234cm" svg:y="0.09cm"><text:p/></draw:rect><draw:frame text:anchor-type="paragraph" draw:z-index="32" draw:style-name="gr18" draw:text-style-name="P10" svg:width="2.167cm" svg:height="0.976cm" svg:x="8.74cm" svg:y="0.212cm"><draw:text-box><text:p><text:span text:style-name="T1">Echant[i]</text:span></text:p></draw:text-box></draw:frame><draw:rect text:anchor-type="paragraph" draw:z-index="33" draw:style-name="gr19" draw:text-style-name="P7" svg:width="3.343cm" svg:height="0.627cm" svg:x="12.132cm" svg:y="0.09cm"><text:p/></draw:rect><draw:frame text:anchor-type="paragraph" draw:z-index="34" draw:style-name="gr18" draw:text-style-name="P10" svg:width="2.167cm" svg:height="0.976cm" svg:x="12.924cm" svg:y="0.192cm"><draw:text-box><text:p><text:span text:style-name="T1">Echant[11]</text:span></text:p></draw:text-box></draw:frame></text:p>
      <text:p text:style-name="P1"/>
      <text:p text:style-name="P1"/>
      <text:p text:style-name="P1"/>
      <text:p text:style-name="P1"><text:span text:style-name="T3">La durée maximale</text:span> pour jouer la séquence est donc de :</text:p>
      <text:p text:style-name="P1">Taille Mot*Nbre Mots*T = 32*12*430µs = <text:span text:style-name="T3">165ms</text:span>.</text:p>
      <text:p text:style-name="P1"/>
      <text:p text:style-name="P1"><text:span text:style-name="T3">Le stockage mémoire</text:span> pour 50 commandes est de :</text:p>
      <text:p text:style-name="P1">50*12 = 600 Mots de 32 bits, soit<text:span text:style-name="T3"> 2.4kO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Heading_20_1" text:outline-level="1"><text:soft-page-break/>Algorithme </text:h>
      <text:p text:style-name="Text_20_body"/>
      <text:p text:style-name="P4">Init</text:p>
      <text:p text:style-name="Text_20_body"><text:tab/><text:span text:style-name="T2">Start =0;</text:span></text:p>
      <text:p text:style-name="P4"><text:tab/>FrontUp=0</text:p>
      <text:p text:style-name="P4"><text:tab/>NbEch=0</text:p>
      <text:p text:style-name="P4"><text:tab/>IndiceTab=0</text:p>
      <text:p text:style-name="P4"><text:tab/>Tab_Ech[12]=0</text:p>
      <text:p text:style-name="Text_20_body">…...............</text:p>
      <text:p text:style-name="P4">While(1)</text:p>
      <text:p text:style-name="P4"><text:tab/>Si Start = 1 , Valider le Timer</text:p>
      <text:p text:style-name="P4"><text:tab/>Sinon l'invalider</text:p>
      <text:p text:style-name="Text_20_body">…..............</text:p>
      <text:p text:style-name="Text_20_body"/>
      <text:p text:style-name="P4">IT Front up/Dwn</text:p>
      <text:p text:style-name="P4"><text:tab/>Si Front up </text:p>
      <text:p text:style-name="Text_20_body"><text:tab/><text:span text:style-name="T2"><text:tab/>Si (Start =0 &amp; FrontUp=0) alors <text:s/>Start =1</text:span></text:p>
      <text:p text:style-name="P4"><text:tab/><text:tab/>Si FrontUp=120 </text:p>
      <text:p text:style-name="P4"><text:tab/><text:tab/><text:tab/>Start =0;</text:p>
      <text:p text:style-name="P4"><text:tab/><text:tab/>else </text:p>
      <text:p text:style-name="P4"><text:tab/><text:tab/><text:tab/>FrontUp++</text:p>
      <text:p text:style-name="P4"><text:tab/><text:tab/>finsi</text:p>
      <text:p text:style-name="Text_20_body"><text:tab/><text:span text:style-name="T2">Fin si</text:span></text:p>
      <text:p text:style-name="P4"><text:tab/>CNT = 0</text:p>
      <text:p text:style-name="P4"/>
      <text:p text:style-name="P4">…...........</text:p>
      <text:p text:style-name="P4">IT CCR</text:p>
      <text:p text:style-name="P4"><text:tab/>IndiceTab=NbEch%32;</text:p>
      <text:p text:style-name="P4"><text:tab/>Tab_Ech[ IndiceTab]=<text:tab/>Tab_Ech[ IndiceTab]&lt;&lt;1</text:p>
      <text:p text:style-name="P4"><text:tab/>Si Input = '1'</text:p>
      <text:p text:style-name="P4"><text:tab/><text:tab/>Tab_Ech[ IndiceTab]=Tab_Ech[ IndiceTab]|0x1;</text:p>
      <text:p text:style-name="P4"><text:tab/>FinSi (si '0' on ne fait rien)</text:p>
      <text:p text:style-name="P4"><text:tab/>NbEch++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2" svg:font-family="'Times New Roman'" style:font-adornments="Gras Italique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quare_20_45" draw:display-name="Square 45" svg:viewBox="0 0 1131 1131" svg:d="M0 564l564 567 567-567-567-564z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1" fo:font-size="130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1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2" fo:font-size="12pt" fo:font-style="italic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tab/> <text:s text:c="2"/></text:p>
      </style:header>
      <style:footer>
        <text:p text:style-name="Footer"><text:tab/><text:span text:style-name="MT1"><text:tab/></text:span><text:page-number text:select-page="current">3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2-01-10T18:06:07.03</dc:date>
    <meta:editing-duration>P5DT14H55M32S</meta:editing-duration>
    <meta:editing-cycles>113</meta:editing-cycles>
    <meta:generator>OpenOffice/4.1.7$Win32 OpenOffice.org_project/417m1$Build-9800</meta:generator>
    <meta:print-date>2011-11-29T11:08:14.52</meta:print-date>
    <dc:creator>Thierry Rocacher</dc:creator>
    <meta:document-statistic meta:table-count="0" meta:image-count="0" meta:object-count="0" meta:page-count="4" meta:paragraph-count="52" meta:word-count="357" meta:character-count="2018"/>
    <meta:user-defined meta:name="Info 1"/>
    <meta:user-defined meta:name="Info 2"/>
    <meta:user-defined meta:name="Info 3"/>
    <meta:user-defined meta:name="Info 4"/>
  </office:meta>
</office:document-meta>
</file>